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pple Color Emoji" svg:font-family="Apple Color Emoji"/>
    <style:font-face style:name="Arial" svg:font-family="Arial"/>
  </office:font-face-decls>
  <office:automatic-styles>
    <style:style style:name="P1" style:family="paragraph" style:parent-style-name="Standard">
      <style:paragraph-properties fo:margin-bottom="0.0556in"/>
      <style:text-properties style:font-name="Arial" fo:font-size="14.0pt" fo:color="#233c7d"/>
    </style:style>
    <style:style style:name="P2" style:family="paragraph" style:parent-style-name="Standard">
      <style:text-properties style:font-name="Arial" fo:font-size="12.0pt" fo:color="#000000"/>
    </style:style>
    <style:style style:name="P3" style:family="paragraph" style:parent-style-name="Standard">
      <style:text-properties style:font-name="Arial" fo:font-size="12.0pt" fo:color="#757575"/>
    </style:style>
    <style:style style:name="P4" style:family="paragraph" style:parent-style-name="Standard">
      <style:paragraph-properties fo:margin-bottom="0.1667in"/>
      <style:text-properties style:font-name="Arial" fo:font-size="12.0pt" fo:color="#000000"/>
    </style:style>
    <style:style style:name="T1" style:family="text">
      <style:text-properties style:font-name="Apple Color Emoji"/>
    </style:style>
    <style:style style:name="T2" style:family="text">
      <style:text-properties fo:font-weight="bold" fo:font-weight-asian="bold" fo:font-weight-complex="bold"/>
    </style:style>
    <style:style style:name="T3" style:family="text">
      <style:text-properties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🏷️</text:span><text:span text:style-name="T2"><text:s/>A-qui-s</text:span></text:p>
      <text:p text:style-name="P2">Étiquettes de toutes tailles et formes pour tous vos besoins scolaires.</text:p>
      <text:p text:style-name="P3"><text:span text:style-name="T3">→ Codes de réduction : [à intégrer]</text:span></text:p>
      <text:p text:style-name="P2">Vente groupée à partir de mi-mai pour préparer la rentrée — livraison avant les vacances d'été.</text:p>
      <text:p text:style-name="P4"/>
      <text:p text:style-name="P1"><text:span text:style-name="T1">🎒</text:span><text:span text:style-name="T2"><text:s/>Ma Rentrée Facile</text:span></text:p>
      <text:p text:style-name="P2">Vente groupée à partir de mi-mai pour préparer la rentrée de septembre.</text:p>
      <text:p text:style-name="P4"/>
      <text:p text:style-name="P1"><text:span text:style-name="T1">📖</text:span><text:span text:style-name="T2"><text:s/>Ma Petite Aventure</text:span></text:p>
      <text:p text:style-name="P2">Des livres-photos de classe pour les 3-18 ans — pour garder vos souvenirs en images. Et aussi une superbe idée de cadeau pour les maîtresses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4</meta:generator>
  </office:meta>
</office:document-meta>
</file>